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orphans="1"/>
      <style:text-properties officeooo:paragraph-rsid="0017bd43"/>
    </style:style>
    <style:style style:name="P2" style:family="paragraph" style:parent-style-name="Text_20_body">
      <style:paragraph-properties fo:orphans="1"/>
      <style:text-properties officeooo:paragraph-rsid="001837d9"/>
    </style:style>
    <style:style style:name="P3" style:family="paragraph" style:parent-style-name="Text_20_body">
      <style:paragraph-properties fo:orphans="1"/>
      <style:text-properties officeooo:rsid="0017bd43" officeooo:paragraph-rsid="0017bd43"/>
    </style:style>
    <style:style style:name="P4" style:family="paragraph" style:parent-style-name="Text_20_body">
      <style:paragraph-properties fo:orphans="1"/>
      <style:text-properties officeooo:rsid="001837d9" officeooo:paragraph-rsid="001837d9"/>
    </style:style>
    <style:style style:name="P5" style:family="paragraph" style:parent-style-name="Text_20_body">
      <style:paragraph-properties fo:orphans="1"/>
      <style:text-properties officeooo:rsid="001884c6" officeooo:paragraph-rsid="001884c6"/>
    </style:style>
    <style:style style:name="P6" style:family="paragraph" style:parent-style-name="Text_20_body">
      <style:paragraph-properties fo:orphans="1"/>
      <style:text-properties officeooo:rsid="001884c6" officeooo:paragraph-rsid="001c34f0"/>
    </style:style>
    <style:style style:name="P7" style:family="paragraph" style:parent-style-name="Text_20_body">
      <style:paragraph-properties fo:orphans="1"/>
      <style:text-properties officeooo:rsid="001884c6" officeooo:paragraph-rsid="001daabe"/>
    </style:style>
    <style:style style:name="P8" style:family="paragraph" style:parent-style-name="Text_20_body">
      <style:paragraph-properties fo:orphans="1"/>
      <style:text-properties officeooo:rsid="001daabe" officeooo:paragraph-rsid="001daabe"/>
    </style:style>
    <style:style style:name="P9" style:family="paragraph" style:parent-style-name="Text_20_body">
      <style:paragraph-properties fo:orphans="1"/>
      <style:text-properties officeooo:rsid="001daabe" officeooo:paragraph-rsid="0027f434"/>
    </style:style>
    <style:style style:name="P10" style:family="paragraph" style:parent-style-name="Text_20_body">
      <style:paragraph-properties fo:orphans="1"/>
      <style:text-properties officeooo:rsid="0025091f" officeooo:paragraph-rsid="0025091f"/>
    </style:style>
    <style:style style:name="P11" style:family="paragraph" style:parent-style-name="Text_20_body">
      <style:paragraph-properties fo:orphans="1"/>
      <style:text-properties fo:font-size="16pt" style:text-underline-style="solid" style:text-underline-width="auto" style:text-underline-color="font-color" fo:font-weight="bold" officeooo:rsid="001837d9" officeooo:paragraph-rsid="001837d9" style:font-size-asian="16pt" style:font-weight-asian="bold" style:font-size-complex="16pt" style:font-weight-complex="bold"/>
    </style:style>
    <style:style style:name="P12" style:family="paragraph" style:parent-style-name="Text_20_body">
      <style:paragraph-properties fo:orphans="1"/>
      <style:text-properties fo:font-size="16pt" style:text-underline-style="solid" style:text-underline-width="auto" style:text-underline-color="font-color" fo:font-weight="bold" officeooo:rsid="0027f434" officeooo:paragraph-rsid="002d607e" style:font-size-asian="16pt" style:font-weight-asian="bold" style:font-size-complex="16pt" style:font-weight-complex="bold"/>
    </style:style>
    <style:style style:name="P13" style:family="paragraph" style:parent-style-name="Text_20_body">
      <style:paragraph-properties fo:orphans="1"/>
      <style:text-properties officeooo:rsid="002994b7" officeooo:paragraph-rsid="002994b7"/>
    </style:style>
    <style:style style:name="P14" style:family="paragraph" style:parent-style-name="Text_20_body">
      <style:paragraph-properties fo:orphans="1"/>
      <style:text-properties fo:font-size="12pt" style:text-underline-style="none" officeooo:rsid="001daabe" officeooo:paragraph-rsid="002d607e" style:font-size-asian="10.5pt" style:font-size-complex="12pt"/>
    </style:style>
    <style:style style:name="P15" style:family="paragraph" style:parent-style-name="Text_20_body">
      <style:paragraph-properties fo:orphans="1"/>
      <style:text-properties fo:font-size="16pt" style:text-underline-style="solid" style:text-underline-width="auto" style:text-underline-color="font-color" fo:font-weight="bold" officeooo:rsid="0017bd43" officeooo:paragraph-rsid="002994b7" style:font-size-asian="16pt" style:font-weight-asian="bold" style:font-size-complex="16pt" style:font-weight-complex="bold"/>
    </style:style>
    <style:style style:name="P16" style:family="paragraph" style:parent-style-name="Text_20_body">
      <style:paragraph-properties fo:orphans="1"/>
      <style:text-properties fo:font-size="12pt" style:text-underline-style="none" officeooo:rsid="002ee8f8" officeooo:paragraph-rsid="002994b7" style:font-size-asian="12pt" style:font-size-complex="12pt"/>
    </style:style>
    <style:style style:name="P17" style:family="paragraph" style:parent-style-name="Text_20_body">
      <style:paragraph-properties fo:orphans="1"/>
      <style:text-properties officeooo:rsid="0026979d" officeooo:paragraph-rsid="0026979d"/>
    </style:style>
    <style:style style:name="P18" style:family="paragraph" style:parent-style-name="Text_20_body">
      <style:paragraph-properties fo:orphans="1"/>
      <style:text-properties officeooo:rsid="0030428c" officeooo:paragraph-rsid="0030d91e"/>
    </style:style>
    <style:style style:name="P19" style:family="paragraph" style:parent-style-name="Text_20_body">
      <style:paragraph-properties fo:orphans="1"/>
      <style:text-properties officeooo:paragraph-rsid="0032d23f"/>
    </style:style>
    <style:style style:name="P20" style:family="paragraph" style:parent-style-name="Text_20_body">
      <style:paragraph-properties fo:orphans="1"/>
      <style:text-properties officeooo:rsid="002453b6" officeooo:paragraph-rsid="002453b6"/>
    </style:style>
    <style:style style:name="P21" style:family="paragraph" style:parent-style-name="Text_20_body">
      <style:paragraph-properties fo:orphans="1"/>
      <style:text-properties officeooo:rsid="003494a8" officeooo:paragraph-rsid="0037e567"/>
    </style:style>
    <style:style style:name="P22" style:family="paragraph" style:parent-style-name="Text_20_body">
      <style:paragraph-properties fo:orphans="1"/>
      <style:text-properties officeooo:rsid="0037583f" officeooo:paragraph-rsid="0037e567"/>
    </style:style>
    <style:style style:name="P23" style:family="paragraph" style:parent-style-name="Text_20_body">
      <style:paragraph-properties fo:orphans="1"/>
      <style:text-properties officeooo:rsid="0037583f" officeooo:paragraph-rsid="003898c4"/>
    </style:style>
    <style:style style:name="P24" style:family="paragraph" style:parent-style-name="Text_20_body">
      <style:paragraph-properties fo:orphans="1"/>
      <style:text-properties officeooo:rsid="0037cdf4" officeooo:paragraph-rsid="0037e567"/>
    </style:style>
    <style:style style:name="P25" style:family="paragraph" style:parent-style-name="Text_20_body">
      <style:paragraph-properties fo:orphans="1"/>
      <style:text-properties officeooo:rsid="0039a761" officeooo:paragraph-rsid="003ac88e"/>
    </style:style>
    <style:style style:name="T1" style:family="text">
      <style:text-properties officeooo:rsid="001837d9"/>
    </style:style>
    <style:style style:name="T2" style:family="text">
      <style:text-properties officeooo:rsid="001c34f0"/>
    </style:style>
    <style:style style:name="T3" style:family="text">
      <style:text-properties officeooo:rsid="001daabe"/>
    </style:style>
    <style:style style:name="T4" style:family="text">
      <style:text-properties officeooo:rsid="0022a061"/>
    </style:style>
    <style:style style:name="T5" style:family="text">
      <style:text-properties officeooo:rsid="002453b6"/>
    </style:style>
    <style:style style:name="T6" style:family="text">
      <style:text-properties officeooo:rsid="0025091f"/>
    </style:style>
    <style:style style:name="T7" style:family="text">
      <style:text-properties officeooo:rsid="0026979d"/>
    </style:style>
    <style:style style:name="T8" style:family="text">
      <style:text-properties fo:font-size="12pt" style:text-underline-style="none" officeooo:rsid="002ee8f8" style:font-size-asian="12pt" style:font-size-complex="12pt"/>
    </style:style>
    <style:style style:name="T9" style:family="text">
      <style:text-properties fo:font-size="12pt" style:text-underline-style="none" fo:font-weight="bold" officeooo:rsid="002ee8f8" style:font-size-asian="12pt" style:font-size-complex="12pt"/>
    </style:style>
    <style:style style:name="T10" style:family="text">
      <style:text-properties officeooo:rsid="00333d07"/>
    </style:style>
    <style:style style:name="T11" style:family="text">
      <style:text-properties officeooo:rsid="003494a8"/>
    </style:style>
    <style:style style:name="T12" style:family="text">
      <style:text-properties officeooo:rsid="0035ac57"/>
    </style:style>
    <style:style style:name="T13" style:family="text">
      <style:text-properties officeooo:rsid="0037e567"/>
    </style:style>
    <style:style style:name="T14" style:family="text">
      <style:text-properties officeooo:rsid="003898c4"/>
    </style:style>
    <style:style style:name="T15" style:family="text">
      <style:text-properties officeooo:rsid="003d60e8"/>
    </style:style>
    <style:style style:name="T16" style:family="text">
      <style:text-properties officeooo:rsid="003e6c51"/>
    </style:style>
    <style:style style:name="T17" style:family="text">
      <style:text-properties officeooo:rsid="003ff6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e contexte:</text:p>
      <text:p text:style-name="P13"><text:span text:style-name="T8">Développer une application de carnet de santé de son animal avec les dates de rappel pour le vaccin et surtout </text:span><text:span text:style-name="T9">LE RAPPEL AUTOMATIQUE par mail</text:span><text:span text:style-name="T8">. </text:span></text:p>
      <text:p text:style-name="P16">Donc l'idée est de mettre en place un outil sécurisé pour que le vétérinaire puisse remplir n'importe quel dossier et que chaque client puisse aussi consulter le carnet de santé de son ou ses animaux !</text:p>
      <text:p text:style-name="Text_20_body">Il faut également avoir accès à l'historique des visites, etc.....</text:p>
      <text:p text:style-name="P11">Le cahier des charges doit contenir:</text:p>
      <text:p text:style-name="P10">Propriétaire(<text:span text:style-name="T5">I</text:span><text:span text:style-name="T10">D</text:span><text:span text:style-name="T5">_prop, nom, </text:span>prenom, adress,cp, email, tel, Assurance, Date <text:span text:style-name="T5">)</text:span></text:p>
      <text:p text:style-name="P10">Clinique(I<text:span text:style-name="T10">D</text:span>_clin, <text:span text:style-name="T5">nom,</text:span> adress, cp, email, tel)</text:p>
      <text:p text:style-name="P19"><text:span text:style-name="T6">Vétérinaire(I</text:span><text:span text:style-name="T10">D</text:span><text:span text:style-name="T6">_vet, <text:s/></text:span><text:span text:style-name="T5">nom, </text:span><text:span text:style-name="T6">prenom, email, tel, </text:span><text:span text:style-name="T7">num_salle, </text:span><text:s/>ID_clin<text:span text:style-name="T7">)</text:span></text:p>
      <text:p text:style-name="P20">Animal( I<text:span text:style-name="T10">D</text:span>_Ani<text:span text:style-name="T10">m</text:span>, nom, Date_nais, <text:span text:style-name="T11">race, poids, genre, </text:span>I<text:span text:style-name="T10">D</text:span>_prop)</text:p>
      <text:p text:style-name="P22"><text:span text:style-name="T13">Médicaments</text:span>(<text:span text:style-name="T14">ID_med, nom, dosage</text:span><text:span text:style-name="T7">, </text:span><text:span text:style-name="T5">I</text:span><text:span text:style-name="T10">D</text:span><text:span text:style-name="T5">_prop, I</text:span><text:span text:style-name="T10">D</text:span><text:span text:style-name="T5">_</text:span><text:span text:style-name="T11">a</text:span><text:span text:style-name="T5">nim, </text:span><text:span text:style-name="T6">I</text:span><text:span text:style-name="T10">D</text:span><text:span text:style-name="T6">_vet,</text:span><text:span text:style-name="T15">ID_garde</text:span><text:span text:style-name="T7">)</text:span></text:p>
      <text:p text:style-name="P25"><text:span text:style-name="T15">P</text:span>rescri<text:span text:style-name="T15">p</text:span>tion(ID_pres, nom<text:span text:style-name="T7">, intervention, commentaire,</text:span><text:span text:style-name="T5">I</text:span><text:span text:style-name="T10">D</text:span><text:span text:style-name="T5">_prop, I</text:span><text:span text:style-name="T10">D</text:span><text:span text:style-name="T5">_</text:span><text:span text:style-name="T11">a</text:span><text:span text:style-name="T5">nim, </text:span><text:span text:style-name="T6">I</text:span><text:span text:style-name="T10">D</text:span><text:span text:style-name="T6">_vet, </text:span>ID_med, ID_vac, ID_soin<text:span text:style-name="T7">)</text:span></text:p>
      <text:p text:style-name="P23"><text:span text:style-name="T14">Soin</text:span>(<text:span text:style-name="T14">ID_Soin, nom, </text:span><text:span text:style-name="T15">chambre,</text:span><text:span text:style-name="T14"> lit</text:span><text:span text:style-name="T7">, </text:span><text:span text:style-name="T14">date, </text:span><text:span text:style-name="T5">I</text:span><text:span text:style-name="T10">D</text:span><text:span text:style-name="T5">_prop, I</text:span><text:span text:style-name="T10">D</text:span><text:span text:style-name="T5">_</text:span><text:span text:style-name="T11">a</text:span><text:span text:style-name="T5">nim, </text:span><text:span text:style-name="T6">I</text:span><text:span text:style-name="T10">D</text:span><text:span text:style-name="T6">_vet</text:span><text:span text:style-name="T7">)</text:span></text:p>
      <text:p text:style-name="P24">Garde(ID_gard, nom, date, <text:span text:style-name="T6">I</text:span><text:span text:style-name="T10">D</text:span><text:span text:style-name="T6">_vet, I</text:span><text:span text:style-name="T10">D</text:span><text:span text:style-name="T6">_</text:span><text:span text:style-name="T13">clin, </text:span><text:span text:style-name="T17">ID_animal</text:span>)</text:p>
      <text:p text:style-name="P21">Vaccination(ID_vac, nom, date_pre_vac , date_<text:span text:style-name="T12">der</text:span>_vac, rap<text:span text:style-name="T7">, </text:span><text:span text:style-name="T5">I</text:span><text:span text:style-name="T10">D</text:span><text:span text:style-name="T5">_prop, I</text:span><text:span text:style-name="T10">D</text:span><text:span text:style-name="T5">_</text:span>a<text:span text:style-name="T5">nim, </text:span><text:span text:style-name="T6">I</text:span><text:span text:style-name="T10">D</text:span><text:span text:style-name="T6">_vet, </text:span><text:span text:style-name="T15">ID_garde</text:span><text:span text:style-name="T7">)</text:span></text:p>
      <text:p text:style-name="P17">Visite(I<text:span text:style-name="T10">D</text:span>_visit, date, intervention, commentaire, durer, <text:span text:style-name="T5">I</text:span><text:span text:style-name="T10">D</text:span><text:span text:style-name="T5">_prop, I</text:span><text:span text:style-name="T10">D</text:span><text:span text:style-name="T5">_</text:span><text:span text:style-name="T11">a</text:span><text:span text:style-name="T5">nim, </text:span><text:span text:style-name="T6">I</text:span><text:span text:style-name="T10">D</text:span><text:span text:style-name="T6">_vet</text:span>)</text:p>
      <text:p text:style-name="P18">Facture(I<text:span text:style-name="T10">D</text:span>_<text:span text:style-name="T10">f</text:span>act,<text:span text:style-name="T16">nom,</text:span> <text:span text:style-name="T16">d</text:span>ate, Intervention, prix_int, prix_total, <text:span text:style-name="T5">I</text:span><text:span text:style-name="T10">D</text:span><text:span text:style-name="T5">_prop, I</text:span><text:span text:style-name="T10">D</text:span><text:span text:style-name="T5">_</text:span><text:span text:style-name="T10">a</text:span><text:span text:style-name="T5">nim, </text:span><text:span text:style-name="T16">ID_clinique</text:span>)</text:p>
      <text:p text:style-name="P12">La Technologie utilisé:</text:p>
      <text:p text:style-name="P14"><text:span text:style-name="T4">RESP</text:span> API: node.js, vuejs, <text:span text:style-name="T6">java, </text:span>mysql </text:p>
      <text:p text:style-name="P11">La gestion du projet:</text:p>
      <text:p text:style-name="P8">Le projet est fixé sur une période de 2 semaines.</text:p>
      <text:p text:style-name="P2"><text:span text:style-name="T1">Le maquettage se fera </text:span><text:span text:style-name="T3">sur</text:span><text:span text:style-name="T1"> le </text:span><text:span text:style-name="T3">site</text:span><text:span text:style-name="T1"> figma.</text:span><text:span text:style-name="T3">com</text:span></text:p>
      <text:p text:style-name="P4">La conception UML <text:span text:style-name="T3">se fera sur diagrams.net</text:span></text:p>
      <text:p text:style-name="P7"><text:soft-page-break/>L’interface Front <text:span text:style-name="T3">se fera avec le framewok nodejs et </text:span><text:span text:style-name="T2">sera programmé en </text:span><text:span text:style-name="T3">html, css, </text:span><text:span text:style-name="T2">JavaScript</text:span></text:p>
      <text:p text:style-name="P6">Back-end/<text:span text:style-name="T2">securité sera programmé en JavaScript, Java, PHP</text:span></text:p>
      <text:p text:style-name="P5">BDD <text:span text:style-name="T2">sera fait avec le logiciel Mysql</text:span></text:p>
      <text:p text:style-name="P5">MVP <text:span text:style-name="T3">se fera avec l’éditeur vs code</text:span></text:p>
      <text:p text:style-name="P9"/>
      <text:p text:style-name="P3"/>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6T16:38:31.865000000</dc:date>
    <meta:editing-duration>PT12H31M45S</meta:editing-duration>
    <meta:editing-cycles>13</meta:editing-cycles>
    <meta:generator>LibreOffice/7.2.6.2$Windows_X86_64 LibreOffice_project/b0ec3a565991f7569a5a7f5d24fed7f52653d754</meta:generator>
    <meta:document-statistic meta:table-count="0" meta:image-count="0" meta:object-count="0" meta:page-count="2" meta:paragraph-count="26" meta:word-count="238" meta:character-count="1697" meta:non-whitespace-character-count="1481"/>
  </office:meta>
</office:document-meta>
</file>